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222426" style:font-name="Arial1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1" fo:font-size="10pt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style:font-name="Consolas1" fo:font-size="10pt" style:font-name-asian="Consolas1" style:font-size-asian="10pt" style:font-name-complex="Consolas1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1" fo:font-size="10pt" style:font-name-asian="Consolas1" style:font-size-asian="10pt" style:font-name-complex="Consolas1" style:font-size-complex="10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T1" style:family="text">
      <style:text-properties fo:font-variant="normal" fo:text-transform="none" fo:color="#005999" style:text-line-through-style="none" style:font-name="Consolas" fo:font-size="9.75pt" fo:letter-spacing="normal" fo:font-style="normal" style:text-underline-style="none" fo:font-weight="normal" style:text-blinking="false" fo:background-color="#eeeeee"/>
    </style:style>
    <style:style style:name="T2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222426" style:font-name="Arial1" fo:font-size="9.75pt" fo:letter-spacing="normal" fo:font-style="normal" fo:font-weight="normal"/>
    </style:style>
    <style:style style:name="T4" style:family="text">
      <style:text-properties fo:font-variant="normal" fo:text-transform="none" fo:color="#222426" style:font-name="Consolas" fo:font-size="9.75pt" fo:letter-spacing="normal" fo:font-style="normal" fo:font-weight="normal" fo:background-color="#eeeeee"/>
    </style:style>
    <style:style style:name="T5" style:family="text">
      <style:text-properties fo:font-variant="normal" fo:text-transform="none" fo:color="#800000" style:font-name="Arial1" fo:font-size="9.75pt" fo:letter-spacing="normal" fo:font-style="normal" fo:font-weight="normal"/>
    </style:style>
    <style:style style:name="T6" style:family="text">
      <style:text-properties fo:font-variant="normal" fo:text-transform="none" fo:color="#800000" style:font-name="Consolas" fo:font-size="9.75pt" fo:letter-spacing="normal" fo:font-style="normal" fo:font-weight="normal"/>
    </style:style>
    <style:style style:name="T7" style:family="text">
      <style:text-properties fo:font-variant="normal" fo:text-transform="none" fo:color="#800000" fo:letter-spacing="normal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color="#800000"/>
    </style:style>
    <style:style style:name="T12" style:family="text">
      <style:text-properties fo:color="#000000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15" style:family="text">
      <style:text-properties fo:color="#6a3e3e"/>
    </style:style>
    <style:style style:name="T16" style:family="text">
      <style:text-properties fo:color="#6a3e3e" style:text-underline-style="solid" style:text-underline-width="auto" style:text-underline-color="font-color"/>
    </style:style>
    <style:style style:name="T17" style:family="text">
      <style:text-properties fo:color="#7f0055" fo:font-weight="bold" style:font-weight-asian="bold" style:font-weight-complex="bold"/>
    </style:style>
    <style:style style:name="T18" style:family="text">
      <style:text-properties fo:color="#2a00ff"/>
    </style:style>
    <style:style style:name="T19" style:family="text">
      <style:text-properties fo:color="#2a00ff" style:text-underline-style="solid" style:text-underline-width="auto" style:text-underline-color="font-color"/>
    </style:style>
    <style:style style:name="T20" style:family="text">
      <style:text-properties fo:color="#0000c0"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://java67.blogspot.com/2013/02/10-examples-of-hashmap-in-java-programming-tutorial.html</text:p>
      <text:p text:style-name="P2"/>
      <text:p text:style-name="P2">There are several differences between HashMap and Hashtable in Java:</text:p>
      <text:list xml:id="list529967346422587447" text:style-name="L1">
        <text:list-item>
          <text:p text:style-name="P9"><text:a xlink:type="simple" xlink:href="http://java.sun.com/javase/7/docs/api/java/util/Hashtable.html" text:style-name="Internet_20_link" text:visited-style-name="Visited_20_Internet_20_Link"><text:span text:style-name="Source_20_Text"><text:span text:style-name="T1">Hashtable</text:span></text:span></text:a><text:span text:style-name="T2"> is synchronized, whereas </text:span><text:a xlink:type="simple" xlink:href="http://java.sun.com/javase/7/docs/api/java/util/HashMap.html" text:style-name="Internet_20_link" text:visited-style-name="Visited_20_Internet_20_Link"><text:span text:style-name="Source_20_Text"><text:span text:style-name="T1">HashMap</text:span></text:span></text:a><text:span text:style-name="T2"> is not. This makes </text:span><text:span text:style-name="Source_20_Text"><text:span text:style-name="T4">HashMap</text:span></text:span><text:span text:style-name="T2"> better for non-threaded applications, as unsynchronized Objects typically but not always perform better than synchronized ones.</text:span></text:p>
        </text:list-item>
        <text:list-item>
          <text:p text:style-name="P9"><text:span text:style-name="Source_20_Text"><text:span text:style-name="T4">Hashtable</text:span></text:span><text:span text:style-name="T2"> does not allow </text:span><text:span text:style-name="Source_20_Text"><text:span text:style-name="T4">null</text:span></text:span><text:span text:style-name="T2"> keys or values. </text:span><text:span text:style-name="Source_20_Text"><text:span text:style-name="T4">HashMap</text:span></text:span><text:span text:style-name="T2"> allows one </text:span><text:span text:style-name="Source_20_Text"><text:span text:style-name="T4">null</text:span></text:span><text:span text:style-name="T2"> key and any number of </text:span><text:span text:style-name="Source_20_Text"><text:span text:style-name="T4">null</text:span></text:span><text:span text:style-name="T2"> values.</text:span></text:p>
        </text:list-item>
        <text:list-item>
          <text:p text:style-name="P9"><text:span text:style-name="T2">One of HashMap's subclasses is </text:span><text:a xlink:type="simple" xlink:href="http://java.sun.com/javase/7/docs/api/java/util/LinkedHashMap.html" text:style-name="Internet_20_link" text:visited-style-name="Visited_20_Internet_20_Link"><text:span text:style-name="Source_20_Text"><text:span text:style-name="T1">LinkedHashMap</text:span></text:span></text:a><text:span text:style-name="T2">, so in the event that you'd want predictable iteration order (which is insertion order by default), you could easily swap out the </text:span><text:span text:style-name="Source_20_Text"><text:span text:style-name="T4">HashMap</text:span></text:span><text:span text:style-name="T2"> for a </text:span><text:span text:style-name="Source_20_Text"><text:span text:style-name="T4">LinkedHashMap</text:span></text:span><text:span text:style-name="T2">. This wouldn't be as easy if you were using </text:span><text:span text:style-name="Source_20_Text"><text:span text:style-name="T4">Hashtable</text:span></text:span><text:span text:style-name="T2">.</text:span></text:p>
        </text:list-item>
      </text:list>
      <text:p text:style-name="P3"><text:span text:style-name="T2">Since synchronization is not an issue for you, I'd recommend </text:span><text:span text:style-name="Source_20_Text"><text:span text:style-name="T4">HashMap</text:span></text:span><text:span text:style-name="T2">. If synchronization becomes an issue, you may also look at </text:span><text:a xlink:type="simple" xlink:href="http://docs.oracle.com/javase/7/docs/api/java/util/concurrent/ConcurrentHashMap.html" text:style-name="Internet_20_link" text:visited-style-name="Visited_20_Internet_20_Link"><text:span text:style-name="Source_20_Text"><text:span text:style-name="T1">ConcurrentHashMap</text:span></text:span></text:a><text:span text:style-name="T2">.</text:span></text:p>
      <text:p text:style-name="Standard"/>
      <text:p text:style-name="Standard"/>
      <text:p text:style-name="P1"><text:span text:style-name="T3">This statement "unsynchronized Objects typically perform better than synchronized ones" isn't always true anymore with modern compilers. </text:span><text:span text:style-name="T5">The key point is that the HashMap must be externally synchronized rather than relying on the internal synchronized methods.</text:span><text:span text:style-name="T11"> </text:span></text:p>
      <text:p text:style-name="P1"/>
      <text:p text:style-name="P1"><text:span text:style-name="T5">Bottom line: the only reason to use </text:span><text:span text:style-name="Source_20_Text"><text:span text:style-name="T6">Hashtable</text:span></text:span><text:span text:style-name="T7"> </text:span><text:span text:style-name="T5">is when a legacy API </text:span><text:span text:style-name="T11"> </text:span></text:p>
      <text:p text:style-name="P1"><text:span text:style-name="T11"/></text:p>
      <text:p text:style-name="P1"><text:span text:style-name="T11"/></text:p>
      <text:p text:style-name="P1"><text:span text:style-name="T8">The </text:span><text:span text:style-name="T9">keySet()</text:span><text:span text:style-name="T10"> </text:span><text:span text:style-name="T8">method is used to get a Set view of the keys contained in this map.</text:span><text:span text:style-name="T11"> </text:span></text:p>
      <text:p text:style-name="P1"><text:span text:style-name="T11">Map.keySet()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6"><text:span text:style-name="T13">HashMap</text:span><text:span text:style-name="T12"> </text:span><text:span text:style-name="T15">map</text:span><text:span text:style-name="T12"> = </text:span><text:span text:style-name="T17">new</text:span><text:span text:style-name="T12"> </text:span><text:span text:style-name="T13">HashMap</text:span><text:span text:style-name="T12">();</text:span></text:p>
      <text:p text:style-name="P5"><text:span text:style-name="T12"><text:tab/> <text:s/></text:span><text:span text:style-name="T16">map</text:span><text:span text:style-name="T13">.put(</text:span><text:span text:style-name="T19">"5"</text:span><text:span text:style-name="T13">, </text:span><text:span text:style-name="T19">"7"</text:span><text:span text:style-name="T13">)</text:span><text:span text:style-name="T12">;</text:span></text:p>
      <text:p text:style-name="P5"><text:span text:style-name="T12"><text:tab/> <text:s/></text:span><text:span text:style-name="T16">map</text:span><text:span text:style-name="T13">.put(</text:span><text:span text:style-name="T19">"8"</text:span><text:span text:style-name="T13">, </text:span><text:span text:style-name="T19">"1"</text:span><text:span text:style-name="T13">)</text:span><text:span text:style-name="T12">;</text:span></text:p>
      <text:p text:style-name="P5"><text:span text:style-name="T12"><text:tab/> <text:s/></text:span><text:span text:style-name="T13">Iterator</text:span><text:span text:style-name="T12"> </text:span><text:span text:style-name="T15">iterator</text:span><text:span text:style-name="T12"> = </text:span><text:span text:style-name="T15">map</text:span><text:span text:style-name="T12">.keySet().iterator();</text:span></text:p>
      <text:p text:style-name="P5"><text:span text:style-name="T12"><text:tab/> <text:s/></text:span><text:span text:style-name="T17">while</text:span><text:span text:style-name="T12">(</text:span><text:span text:style-name="T15">iterator</text:span><text:span text:style-name="T12">.hasNext()){</text:span></text:p>
      <text:p text:style-name="P5"><text:span text:style-name="T12"><text:tab/><text:tab/> <text:s/>Object </text:span><text:span text:style-name="T15">key</text:span><text:span text:style-name="T12"> = </text:span><text:span text:style-name="T15">iterator</text:span><text:span text:style-name="T12">.next(); <text:s text:c="5"/></text:span></text:p>
      <text:p text:style-name="P5"><text:span text:style-name="T12"><text:tab/><text:tab/> <text:s/>Object </text:span><text:span text:style-name="T15">value</text:span><text:span text:style-name="T12"> = </text:span><text:span text:style-name="T15">map</text:span><text:span text:style-name="T12">.get(</text:span><text:span text:style-name="T15">key</text:span><text:span text:style-name="T12">);</text:span></text:p>
      <text:p text:style-name="P5"><text:span text:style-name="T12"><text:tab/><text:tab/> <text:s/>System.</text:span><text:span text:style-name="T20">out</text:span><text:span text:style-name="T12">.println(</text:span><text:span text:style-name="T15">key</text:span><text:span text:style-name="T12"> + </text:span><text:span text:style-name="T18">" "</text:span><text:span text:style-name="T12"> + </text:span><text:span text:style-name="T15">value</text:span><text:span text:style-name="T12">);</text:span></text:p>
      <text:p text:style-name="P7"><text:tab/><text:tab/> <text:s/></text:p>
      <text:p text:style-name="P8"><text:span text:style-name="T14"><text:tab/> <text:s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4S</meta:editing-duration>
    <meta:editing-cycles>7</meta:editing-cycles>
    <meta:generator>OpenOffice/4.1.1$Win32 OpenOffice.org_project/411m6$Build-9775</meta:generator>
    <dc:date>2016-01-15T10:34:18.14</dc:date>
    <meta:document-statistic meta:table-count="0" meta:image-count="0" meta:object-count="0" meta:page-count="1" meta:paragraph-count="20" meta:word-count="219" meta:character-count="1558"/>
    <meta:user-defined meta:name="Info 1"/>
    <meta:user-defined meta:name="Info 2"/>
    <meta:user-defined meta:name="Info 3"/>
    <meta:user-defined meta:name="Info 4"/>
  </office:meta>
</office:document-meta>
</file>